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officeooo:rsid="000bb1b7" officeooo:paragraph-rsid="000bb1b7"/>
    </style:style>
    <style:style style:name="P2" style:family="paragraph" style:parent-style-name="Text_20_body">
      <style:paragraph-properties fo:line-height="150%" fo:text-align="justify" style:justify-single-word="false"/>
      <style:text-properties officeooo:rsid="000bb1b7" officeooo:paragraph-rsid="000c3094"/>
    </style:style>
    <style:style style:name="P3" style:family="paragraph" style:parent-style-name="Text_20_body">
      <style:paragraph-properties fo:line-height="150%" fo:text-align="justify" style:justify-single-word="false"/>
      <style:text-properties officeooo:rsid="000c3094" officeooo:paragraph-rsid="000c3094"/>
    </style:style>
    <style:style style:name="P4" style:family="paragraph" style:parent-style-name="Heading_20_1">
      <style:paragraph-properties fo:line-height="150%" fo:text-align="justify" style:justify-single-word="false"/>
    </style:style>
    <style:style style:name="P5" style:family="paragraph" style:parent-style-name="Heading_20_2">
      <style:paragraph-properties fo:line-height="150%" fo:text-align="justify" style:justify-single-word="false"/>
      <style:text-properties style:font-name="Latin Modern Roman"/>
    </style:style>
    <style:style style:name="T1" style:family="text">
      <style:text-properties style:font-name="Latin Modern Roman"/>
    </style:style>
    <style:style style:name="T2" style:family="text">
      <style:text-properties style:font-name="Latin Modern Roman" officeooo:rsid="000c30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Abstrakt</text:span></text:h>
      <text:p text:style-name="P1"><text:span text:style-name="T1">Tato práce je zaměřena na dobývání informací, zejména na vyhodnocení služeb pomocí sumarizace uživatelských recenzí (nestrukturovaného textu).</text:span></text:p>
      <text:p text:style-name="P1"><text:span text:style-name="T1">Hlavním cílem práce je na základě již proběhlého výzkumu v oboru stanovit metodu vyhodnocování nestrukturovaných dat a tuto metodu aplikovat na reálná data. Tento cíl je naplněn vytvořením rešerše lituratury zabývající se daným tématem. </text:span></text:p>
      <text:p text:style-name="P2"><text:span text:style-name="T1">Dalším cílem je popsat nástroje, které lze použít při řešení stanovených úloh, implementovat stanovenou metodu a aplikvat ji na reálná data. Tento cíl je naplněn v praktické části práce.</text:span></text:p>
      <text:p text:style-name="P2"><text:span text:style-name="T1">Hlavním </text:span><text:span text:style-name="T2">přínosem práce by měla být ukázka implementace teoretických postupů pomocí volně dostupných nástrojů.</text:span></text:p>
      <text:p text:style-name="P3"><text:span text:style-name="T1">Práce je rozdělena na teoretickou a praktickou část. K práci jsou přiloženy výstupy implementace.</text:span></text:p>
      <text:h text:style-name="P5" text:outline-level="2">Klíčová slova</text:h>
      <text:p text:style-name="P3"><text:span text:style-name="T1">Dobývání informací, sumarizace textu, extrakce aspektů, analýza sentimentů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9799in" fo:margin-bottom="0.9799in" fo:margin-left="1.1799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01:23:00.997852709</meta:creation-date>
    <dc:date>2016-05-03T01:53:37.227480442</dc:date>
    <meta:editing-duration>PT13M36S</meta:editing-duration>
    <meta:editing-cycles>1</meta:editing-cycles>
    <meta:document-statistic meta:table-count="0" meta:image-count="0" meta:object-count="0" meta:page-count="1" meta:paragraph-count="8" meta:word-count="119" meta:character-count="866" meta:non-whitespace-character-count="754"/>
    <meta:generator>LibreOffice/5.0.5.2$Linux_x86 LibreOffice_project/00m0$Build-2</meta:generator>
  </office:meta>
</office:document-meta>
</file>